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ing_boss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8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433: "* KÖNIG - Hintergangen vom Lichtvolk^1, sein Herz zerriss seit dem Tag./",</text:p>
          </table:table-cell>
          <table:table-cell table:number-columns-repeated="8"/>
          <table:table-cell office:value-type="string" calcext:value-type="string">
            <text:p>Zeilennummer 3433: "* KING - Abandoned by the Lightners^1, his heart became cracked with hatre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Er kann nicht überzeugt werden^1, aber gib nicht auf...!/%",</text:p>
          </table:table-cell>
          <table:table-cell table:number-columns-repeated="8"/>
          <table:table-cell office:value-type="string" calcext:value-type="string">
            <text:p>Zeilennummer 3433: "* He cannot be reasoned with^1, but don't give up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unkelheit erstrahlt vom Geysir.",</text:p>
          </table:table-cell>
          <table:table-cell table:number-columns-repeated="8"/>
          <table:table-cell office:value-type="string" calcext:value-type="string">
            <text:p>Zeilennummer 3433: "* Darkness pours from the fountain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r Mund des KÖNIGS gibt ein finsteres Lachen.",</text:p>
          </table:table-cell>
          <table:table-cell table:number-columns-repeated="8"/>
          <table:table-cell office:value-type="string" calcext:value-type="string">
            <text:p>Zeilennummer 3433: "* KING's mouths gave a berserk smile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as Kampffeld rumort.",</text:p>
          </table:table-cell>
          <table:table-cell table:number-columns-repeated="8"/>
          <table:table-cell office:value-type="string" calcext:value-type="string">
            <text:p>Zeilennummer 3433: "* The battlefield is rumbling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r KÖNIG brabbelt irgendwas.",</text:p>
          </table:table-cell>
          <table:table-cell table:number-columns-repeated="8"/>
          <table:table-cell office:value-type="string" calcext:value-type="string">
            <text:p>Zeilennummer 3433: "* KING's mouths babble indecipherab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s KÖNIGS Umhang flattert schwach herum.",</text:p>
          </table:table-cell>
          <table:table-cell table:number-columns-repeated="8"/>
          <table:table-cell office:value-type="string" calcext:value-type="string">
            <text:p>Zeilennummer 3433: "* KING's cape flutters weakly.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u versuchts mit dem König zu reden.../",</text:p>
          </table:table-cell>
          <table:table-cell table:number-columns-repeated="8"/>
          <table:table-cell office:value-type="string" calcext:value-type="string">
            <text:p>Zeilennummer 3433: "* You tried to reason with the K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Ruhe^1, Lichtbringer!/",</text:p>
          </table:table-cell>
          <table:table-cell table:number-columns-repeated="8"/>
          <table:table-cell office:value-type="string" calcext:value-type="string">
            <text:p>Zeilennummer 3433: "* Silence^1, Lightbringe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Eure Existenz widerspricht der unserer eigenen.../",</text:p>
          </table:table-cell>
          <table:table-cell table:number-columns-repeated="8"/>
          <table:table-cell office:value-type="string" calcext:value-type="string">
            <text:p>Zeilennummer 3433: "* Your very existence goes against our ow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0* Beim Willen des Ritters^1, ich zerschmettere euer Herz in Teilchen!/",</text:p>
          </table:table-cell>
          <table:table-cell table:number-columns-repeated="8"/>
          <table:table-cell office:value-type="string" calcext:value-type="string">
            <text:p>Zeilennummer 3433: "\\E0* By the Knight's will^1, I shall shatter your heart to piece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in Wille verwandelt sich..^1.&amp;* \\cYREDEN\\cW wurde zu \\cYMUT\\cW!/%",</text:p>
          </table:table-cell>
          <table:table-cell table:number-columns-repeated="8"/>
          <table:table-cell office:value-type="string" calcext:value-type="string">
            <text:p>Zeilennummer 3433: "* Your will is changing..^1.&amp;* \\cYTALK\\cW became \\cYCOURAGE\\cW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MUT",</text:p>
          </table:table-cell>
          <table:table-cell table:number-columns-repeated="8"/>
          <table:table-cell office:value-type="string" calcext:value-type="string">
            <text:p>Zeilennummer 3433: "Courag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Vtdg.#Boost",</text:p>
          </table:table-cell>
          <table:table-cell table:number-columns-repeated="8"/>
          <table:table-cell office:value-type="string" calcext:value-type="string">
            <text:p>Zeilennummer 3433: "Defense#Boost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u ermutigst die Gruppe^1!&amp;* Die VERTEIDIGUNG verbessert sich!/%",</text:p>
          </table:table-cell>
          <table:table-cell table:number-columns-repeated="8"/>
          <table:table-cell office:value-type="string" calcext:value-type="string">
            <text:p>Zeilennummer 3433: "* You encouraged the party^1!&amp;* The party's DEFENSE raised for this turn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Susie versucht mit dem König zu reden.../",</text:p>
          </table:table-cell>
          <table:table-cell table:number-columns-repeated="8"/>
          <table:table-cell office:value-type="string" calcext:value-type="string">
            <text:p>Zeilennummer 3433: "* Susie tried to reason with the K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OK^1, hör mal zu./",</text:p>
          </table:table-cell>
          <table:table-cell table:number-columns-repeated="8"/>
          <table:table-cell office:value-type="string" calcext:value-type="string">
            <text:p>Zeilennummer 3433: "* Arright^1, listen up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2* Lancer ist mein Freund./",</text:p>
          </table:table-cell>
          <table:table-cell table:number-columns-repeated="8"/>
          <table:table-cell office:value-type="string" calcext:value-type="string">
            <text:p>Zeilennummer 3433: "\\E2* Lancer's my frien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C* Also wenn wir hier durchkommen^1, ohne dich zuverletzern^1, dann../",</text:p>
          </table:table-cell>
          <table:table-cell table:number-columns-repeated="8"/>
          <table:table-cell office:value-type="string" calcext:value-type="string">
            <text:p>Zeilennummer 3433: "\\EC* So if we can get by without hurting you^1, the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Wenn ich zugrunde gehe^1, so sei es dann!/",</text:p>
          </table:table-cell>
          <table:table-cell table:number-columns-repeated="8"/>
          <table:table-cell office:value-type="string" calcext:value-type="string">
            <text:p>Zeilennummer 3433: "* If I perish^1, so be i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4* Zeig meinen Sohn dein wahres MONSTER!/",</text:p>
          </table:table-cell>
          <table:table-cell table:number-columns-repeated="8"/>
          <table:table-cell office:value-type="string" calcext:value-type="string">
            <text:p>Zeilennummer 3433: "\\E4* Show my son the monster you REALLY ar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.../",</text:p>
          </table:table-cell>
          <table:table-cell table:number-columns-repeated="8"/>
          <table:table-cell office:value-type="string" calcext:value-type="string">
            <text:p>Zeilennummer 3433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3* OK^1, du willst sehen^1, was ich kann^1, huh?/",</text:p>
          </table:table-cell>
          <table:table-cell table:number-columns-repeated="8"/>
          <table:table-cell office:value-type="string" calcext:value-type="string">
            <text:p>Zeilennummer 3433: "\\E3* Arright^1, you wanna see what I can do^1, hu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Susies wille verwandelt sich..^1.&amp;* \\cYREDEN\\cW wurde zur \\cYROTEN WAFFE\\cW!/%",</text:p>
          </table:table-cell>
          <table:table-cell table:number-columns-repeated="8"/>
          <table:table-cell office:value-type="string" calcext:value-type="string">
            <text:p>Zeilennummer 3433: "* Susie's will is changing..^1.&amp;* \\cYTALK\\cW became \\cYRED BUSTER\\cW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RoteWaffe",</text:p>
          </table:table-cell>
          <table:table-cell table:number-columns-repeated="8"/>
          <table:table-cell office:value-type="string" calcext:value-type="string">
            <text:p>Zeilennummer 3433: "RedBu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Roter#Schaden",</text:p>
          </table:table-cell>
          <table:table-cell table:number-columns-repeated="8"/>
          <table:table-cell office:value-type="string" calcext:value-type="string">
            <text:p>Zeilennummer 3433: "Red#Damag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ine SEELE scheint in SUSIES Kraft!/%",</text:p>
          </table:table-cell>
          <table:table-cell table:number-columns-repeated="8"/>
          <table:table-cell office:value-type="string" calcext:value-type="string">
            <text:p>Zeilennummer 3433: "* Your SOUL shined its power on Susi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Ralsei versucht mit dem König zu reden.../",</text:p>
          </table:table-cell>
          <table:table-cell table:number-columns-repeated="8"/>
          <table:table-cell office:value-type="string" calcext:value-type="string">
            <text:p>Zeilennummer 3433: "* Ralsei tried to reason with the King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u verstehst es vielleicht nicht^1, aber.../",</text:p>
          </table:table-cell>
          <table:table-cell table:number-columns-repeated="8"/>
          <table:table-cell office:value-type="string" calcext:value-type="string">
            <text:p>Zeilennummer 3433: "* You might not realize it^1, 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6* In dieser Welt braucht es keinen Kampf./",</text:p>
          </table:table-cell>
          <table:table-cell table:number-columns-repeated="8"/>
          <table:table-cell office:value-type="string" calcext:value-type="string">
            <text:p>Zeilennummer 3433: "\\E6* This is a world where you don't have to figh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8* Ich weiß^1, wenn wir es versuchen^1,finden wir einen anderen Weg.../",</text:p>
          </table:table-cell>
          <table:table-cell table:number-columns-repeated="8"/>
          <table:table-cell office:value-type="string" calcext:value-type="string">
            <text:p>Zeilennummer 3433: "\\E8* I know if we try^1, we can all find another way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6* Solche einfachen manipulativen Parolen.../",</text:p>
          </table:table-cell>
          <table:table-cell table:number-columns-repeated="8"/>
          <table:table-cell office:value-type="string" calcext:value-type="string">
            <text:p>Zeilennummer 3433: "\\E6* Such simple-minded platitude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0* Eine Schande^1, dass du deine Naivität nicht erkennen wirst./",</text:p>
          </table:table-cell>
          <table:table-cell table:number-columns-repeated="8"/>
          <table:table-cell office:value-type="string" calcext:value-type="string">
            <text:p>Zeilennummer 3433: "\\E0* A shame you will not live to realize your naivet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\\E4* Nun^1, teile dein Schicksal mit dem erbarmlichen Lightners!/",</text:p>
          </table:table-cell>
          <table:table-cell table:number-columns-repeated="8"/>
          <table:table-cell office:value-type="string" calcext:value-type="string">
            <text:p>Zeilennummer 3433: "\\E4* Now^1, perish with the pathetic LIGHTNERs you worshi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Sorry^1, meine Freunde und ich gehen nirgendwo hin!/",</text:p>
          </table:table-cell>
          <table:table-cell table:number-columns-repeated="8"/>
          <table:table-cell office:value-type="string" calcext:value-type="string">
            <text:p>Zeilennummer 3433: "* Sorry^1, my friends and I aren't going anywher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Ralseis wille verwandelt sich..^1.&amp;* \\cYREDEN\\cW wurde zur \\cYDOPPELTEN HEILUNG\\cW!/%",</text:p>
          </table:table-cell>
          <table:table-cell table:number-columns-repeated="8"/>
          <table:table-cell office:value-type="string" calcext:value-type="string">
            <text:p>Zeilennummer 3433: "* Ralsei's will is changing..^1.&amp;* \\cYTALK\\cW became \\cYDUAL HEAL\\cW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DoppelteHeilung",</text:p>
          </table:table-cell>
          <table:table-cell table:number-columns-repeated="8"/>
          <table:table-cell office:value-type="string" calcext:value-type="string">
            <text:p>Zeilennummer 3433: "DualHea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Heilt#jeden",</text:p>
          </table:table-cell>
          <table:table-cell table:number-columns-repeated="8"/>
          <table:table-cell office:value-type="string" calcext:value-type="string">
            <text:p>Zeilennummer 3433: "Heals#everyon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* Deine SEELE scheint in RALSEIS Kraft!/%",</text:p>
          </table:table-cell>
          <table:table-cell table:number-columns-repeated="8"/>
          <table:table-cell office:value-type="string" calcext:value-type="string">
            <text:p>Zeilennummer 3433: "* Your SOUL shined its power on RALSEI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Falle vor&amp;den Ketten&amp;der Gerecht-&amp;igkeit!/%",</text:p>
          </table:table-cell>
          <table:table-cell table:number-columns-repeated="8"/>
          <table:table-cell office:value-type="string" calcext:value-type="string">
            <text:p>Zeilennummer 3433: "Fall before&amp;the chain&amp;of justic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Wie, wagt ihr&amp;es, hierher&amp;zukommen...?/%",</text:p>
          </table:table-cell>
          <table:table-cell table:number-columns-repeated="8"/>
          <table:table-cell office:value-type="string" calcext:value-type="string">
            <text:p>Zeilennummer 3433: "How dare you&amp;come here,&amp;Lightners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Ihr, die&amp;uns in den&amp;Schatten ließt,&amp;habt an Bedeu-&amp;tung verloren.../%",</text:p>
          </table:table-cell>
          <table:table-cell table:number-columns-repeated="8"/>
          <table:table-cell office:value-type="string" calcext:value-type="string">
            <text:p>Zeilennummer 3433: "You, that&amp;left us in&amp;the shadows,&amp;stripped of&amp;meaning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Ihr WAGT es&amp;wiederzukehren&amp;um uns wieder&amp;zuquälen?/%",</text:p>
          </table:table-cell>
          <table:table-cell table:number-columns-repeated="8"/>
          <table:table-cell office:value-type="string" calcext:value-type="string">
            <text:p>Zeilennummer 3433: "You DARE&amp;return&amp;to torment us&amp;once again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Geht!&amp;Wir haben nun&amp;einen eigenen&amp;Zweck gefunden./%",</text:p>
          </table:table-cell>
          <table:table-cell table:number-columns-repeated="8"/>
          <table:table-cell office:value-type="string" calcext:value-type="string">
            <text:p>Zeilennummer 3433: "Begone!&amp;We have found&amp;fresh&amp;purpos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Denn der &amp;RITTER ist &amp;erschienen./%",</text:p>
          </table:table-cell>
          <table:table-cell table:number-columns-repeated="8"/>
          <table:table-cell office:value-type="string" calcext:value-type="string">
            <text:p>Zeilennummer 3433: "For the&amp;KNIGHT&amp;has appeare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Der RITTER,&amp;der den&amp;Geysir von&amp;der Erde&amp;zieht./%",</text:p>
          </table:table-cell>
          <table:table-cell table:number-columns-repeated="8"/>
          <table:table-cell office:value-type="string" calcext:value-type="string">
            <text:p>Zeilennummer 3433: "The KNIGHT&amp;that pulls&amp;the Fountains&amp;from the&amp;Earth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Heiliger&amp;Geysir,&amp;dessen Schatt-&amp;en eine neue &amp;Welt kreiert.../",</text:p>
          </table:table-cell>
          <table:table-cell table:number-columns-repeated="8"/>
          <table:table-cell office:value-type="string" calcext:value-type="string">
            <text:p>Zeilennummer 3433: "Holy&amp;Fountains,&amp;whose shadows&amp;are creating&amp;a new&amp;worl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UNSERE WELT./%",</text:p>
          </table:table-cell>
          <table:table-cell table:number-columns-repeated="8"/>
          <table:table-cell office:value-type="string" calcext:value-type="string">
            <text:p>Zeilennummer 3433: "OUR world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Hahaha...&amp;Siehst du&amp;unseren NEUEN&amp;Zweck...?/%",</text:p>
          </table:table-cell>
          <table:table-cell table:number-columns-repeated="8"/>
          <table:table-cell office:value-type="string" calcext:value-type="string">
            <text:p>Zeilennummer 3433: "Hahaha...&amp;Do you see&amp;now our NEW&amp;purpose...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Bald, ist&amp;diese Welt&amp;in Dunkelheit&amp;getränkt.../",</text:p>
          </table:table-cell>
          <table:table-cell table:number-columns-repeated="8"/>
          <table:table-cell office:value-type="string" calcext:value-type="string">
            <text:p>Zeilennummer 3433: "Soon, this&amp;world&amp;shall be&amp;blanketed&amp;in darknes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Und WIR &amp;beherschen &amp;SIE!/%",</text:p>
          </table:table-cell>
          <table:table-cell table:number-columns-repeated="8"/>
          <table:table-cell office:value-type="string" calcext:value-type="string">
            <text:p>Zeilennummer 3433: "And DARKNERS&amp;shall RULE&amp;it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Ihr seht dann&amp;wie es ist in &amp;VERZWEIFLUNG&amp;zuleben!/%",</text:p>
          </table:table-cell>
          <table:table-cell table:number-columns-repeated="8"/>
          <table:table-cell office:value-type="string" calcext:value-type="string">
            <text:p>Zeilennummer 3433: "Then, you may&amp;see what it is&amp;like to live&amp;in DESPAIR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Nun, genug&amp;geredet!/",</text:p>
          </table:table-cell>
          <table:table-cell table:number-columns-repeated="8"/>
          <table:table-cell office:value-type="string" calcext:value-type="string">
            <text:p>Zeilennummer 3433: "Now, enough&amp;talk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Falle vor&amp;den Ketten&amp;der Gerecht-&amp;igkeit!/%",</text:p>
          </table:table-cell>
          <table:table-cell table:number-columns-repeated="8"/>
          <table:table-cell office:value-type="string" calcext:value-type="string">
            <text:p>Zeilennummer 3433: "Fall before&amp;the chain of&amp;justice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... ha,&amp;ihr seid&amp;stark,&amp;oder!?/%",</text:p>
          </table:table-cell>
          <table:table-cell table:number-columns-repeated="8"/>
          <table:table-cell office:value-type="string" calcext:value-type="string">
            <text:p>Zeilennummer 3433: "... ha,&amp;you're&amp;quite strong,&amp;aren't you!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Wenn ich so&amp;weiter kämpfe,&amp;dann.../%",</text:p>
          </table:table-cell>
          <table:table-cell table:number-columns-repeated="8"/>
          <table:table-cell office:value-type="string" calcext:value-type="string">
            <text:p>Zeilennummer 3433: "If I keep&amp;fighting you&amp;like this,&amp;then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Scheint es...&amp;als.../%",</text:p>
          </table:table-cell>
          <table:table-cell table:number-columns-repeated="8"/>
          <table:table-cell office:value-type="string" calcext:value-type="string">
            <text:p>Zeilennummer 3433: "It seems...&amp;that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433: "Mein RITTER...&amp;ich werde &amp;nicht &amp;versagen.../%",</text:p>
          </table:table-cell>
          <table:table-cell table:number-columns-repeated="8"/>
          <table:table-cell office:value-type="string" calcext:value-type="string">
            <text:p>Zeilennummer 3433: "My KNIGHT...&amp;I shall not&amp;fail you.../%",</text:p>
          </table:table-cell>
          <table:table-cell table:number-columns-repeated="7"/>
        </table:table-row>
      </table:table>
      <table:table table:name="kingcutscene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4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380: "* Hey^1, da ist Lancer...!/%",</text:p>
          </table:table-cell>
          <table:table-cell table:number-columns-repeated="7"/>
          <table:table-cell office:value-type="string" calcext:value-type="string">
            <text:p>Zeilennummer 3380: "* Hey^1, there's Lancer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Vater!/",</text:p>
          </table:table-cell>
          <table:table-cell table:number-columns-repeated="7"/>
          <table:table-cell office:value-type="string" calcext:value-type="string">
            <text:p>Zeilennummer 3380: "* Father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ancer^1, mein Sohn./",</text:p>
          </table:table-cell>
          <table:table-cell table:number-columns-repeated="7"/>
          <table:table-cell office:value-type="string" calcext:value-type="string">
            <text:p>Zeilennummer 3380: "* Lancer^1, my so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ast du diese Wesen^1, wie befohlen^1, schon besiegt?/",</text:p>
          </table:table-cell>
          <table:table-cell table:number-columns-repeated="7"/>
          <table:table-cell office:value-type="string" calcext:value-type="string">
            <text:p>Zeilennummer 3380: "* Have you dispatched the Lightners^1, as I commanded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..^1. Nein^1, a-aber.../",</text:p>
          </table:table-cell>
          <table:table-cell table:number-columns-repeated="7"/>
          <table:table-cell office:value-type="string" calcext:value-type="string">
            <text:p>Zeilennummer 3380: "* N..^1. No^1, b-bu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Ich hab was besseres getan!/",</text:p>
          </table:table-cell>
          <table:table-cell table:number-columns-repeated="7"/>
          <table:table-cell office:value-type="string" calcext:value-type="string">
            <text:p>Zeilennummer 3380: "\\E3* I did even better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Es hat sich herausgestellt^1, dass wir das nicht brauchen!/",</text:p>
          </table:table-cell>
          <table:table-cell table:number-columns-repeated="7"/>
          <table:table-cell office:value-type="string" calcext:value-type="string">
            <text:p>Zeilennummer 3380: "\\E2* It turns out we don't actually have to fight them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Sie sagten^1, dass sie einfach reden werden^1 und.../%",</text:p>
          </table:table-cell>
          <table:table-cell table:number-columns-repeated="7"/>
          <table:table-cell office:value-type="string" calcext:value-type="string">
            <text:p>Zeilennummer 3380: "\\E3* They said they could just talk to you^1, and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ie LEBEN NOCH?/",</text:p>
          </table:table-cell>
          <table:table-cell table:number-columns-repeated="7"/>
          <table:table-cell office:value-type="string" calcext:value-type="string">
            <text:p>Zeilennummer 3380: "* They're ALIVE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Ja^1 und ich denke^1, dass du sie lieben wirst!/",</text:p>
          </table:table-cell>
          <table:table-cell table:number-columns-repeated="7"/>
          <table:table-cell office:value-type="string" calcext:value-type="string">
            <text:p>Zeilennummer 3380: "* Yes^1, and I think you'll like them a lo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Da ist Susie^1, sie ist sehr Lila und ... und sehr stark^1 und.../",</text:p>
          </table:table-cell>
          <table:table-cell table:number-columns-repeated="7"/>
          <table:table-cell office:value-type="string" calcext:value-type="string">
            <text:p>Zeilennummer 3380: "\\E2* There's Susie^1, she's very purple and strong^1, and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O SIND DIE JETZT?/",</text:p>
          </table:table-cell>
          <table:table-cell table:number-columns-repeated="7"/>
          <table:table-cell office:value-type="string" calcext:value-type="string">
            <text:p>Zeilennummer 3380: "* WHERE ARE THEY NOW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Ummm.../%",</text:p>
          </table:table-cell>
          <table:table-cell table:number-columns-repeated="7"/>
          <table:table-cell office:value-type="string" calcext:value-type="string">
            <text:p>Zeilennummer 3380: "* Ummm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y./",</text:p>
          </table:table-cell>
          <table:table-cell table:number-columns-repeated="7"/>
          <table:table-cell office:value-type="string" calcext:value-type="string">
            <text:p>Zeilennummer 3380: "* He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s ist nett Sie kennen zulernen!/%",</text:p>
          </table:table-cell>
          <table:table-cell table:number-columns-repeated="7"/>
          <table:table-cell office:value-type="string" calcext:value-type="string">
            <text:p>Zeilennummer 3380: "* It's nice to meet you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Lancer^1.&amp;* Lancer^1, mein Sohn./",</text:p>
          </table:table-cell>
          <table:table-cell table:number-columns-repeated="7"/>
          <table:table-cell office:value-type="string" calcext:value-type="string">
            <text:p>Zeilennummer 3380: "* ... Lancer^1.&amp;* Lancer^1, my so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J..^1. ja^1, Vater?/%",</text:p>
          </table:table-cell>
          <table:table-cell table:number-columns-repeated="7"/>
          <table:table-cell office:value-type="string" calcext:value-type="string">
            <text:p>Zeilennummer 3380: "* Y..^1. Yes^1, father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rinnerst du dich daran^1, was ich dir gesagt habe?/",</text:p>
          </table:table-cell>
          <table:table-cell table:number-columns-repeated="7"/>
          <table:table-cell office:value-type="string" calcext:value-type="string">
            <text:p>Zeilennummer 3380: "* Do you remember what I told you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..^1. Nicht..^1. mit den Feind zusammenschließen?/%",</text:p>
          </table:table-cell>
          <table:table-cell table:number-columns-repeated="7"/>
          <table:table-cell office:value-type="string" calcext:value-type="string">
            <text:p>Zeilennummer 3380: "* D..^1. Don't..^1. get too attached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hast versagt./",</text:p>
          </table:table-cell>
          <table:table-cell table:number-columns-repeated="7"/>
          <table:table-cell office:value-type="string" calcext:value-type="string">
            <text:p>Zeilennummer 3380: "* You have faile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ie haben dich mit ihrer Art vergiftet./",</text:p>
          </table:table-cell>
          <table:table-cell table:number-columns-repeated="7"/>
          <table:table-cell office:value-type="string" calcext:value-type="string">
            <text:p>Zeilennummer 3380: "* They have poisoned you with their sentimentalit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Befreie dich^1, Lancer^1.&amp;* Sie sorgen sich NICHT um dich./",</text:p>
          </table:table-cell>
          <table:table-cell table:number-columns-repeated="7"/>
          <table:table-cell office:value-type="string" calcext:value-type="string">
            <text:p>Zeilennummer 3380: "* Free yourself^1, Lancer^1.&amp;* They care NOT for you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ie wollen nur unseren wundervollen Geysier beanspruchen./",</text:p>
          </table:table-cell>
          <table:table-cell table:number-columns-repeated="7"/>
          <table:table-cell office:value-type="string" calcext:value-type="string">
            <text:p>Zeilennummer 3380: "* Their only goal is to destroy our glorious Fountai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ie^1. Sind^1. Müll^1./",</text:p>
          </table:table-cell>
          <table:table-cell table:number-columns-repeated="7"/>
          <table:table-cell office:value-type="string" calcext:value-type="string">
            <text:p>Zeilennummer 3380: "* They^1. Are^1. Scum^1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..^1. nein das sind sie.../%",</text:p>
          </table:table-cell>
          <table:table-cell table:number-columns-repeated="7"/>
          <table:table-cell office:value-type="string" calcext:value-type="string">
            <text:p>Zeilennummer 3380: "* N..^1. no they aren't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S HAST DU GESAGT!?/%",</text:p>
          </table:table-cell>
          <table:table-cell table:number-columns-repeated="7"/>
          <table:table-cell office:value-type="string" calcext:value-type="string">
            <text:p>Zeilennummer 3380: "* WHAT DID YOU SAY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ass ihn los./",</text:p>
          </table:table-cell>
          <table:table-cell table:number-columns-repeated="7"/>
          <table:table-cell office:value-type="string" calcext:value-type="string">
            <text:p>Zeilennummer 3380: "* Let him go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a ha ha ha.../",</text:p>
          </table:table-cell>
          <table:table-cell table:number-columns-repeated="7"/>
          <table:table-cell office:value-type="string" calcext:value-type="string">
            <text:p>Zeilennummer 3380: "* Ha ha ha ha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soll ihn LOSLASSEN!?/",</text:p>
          </table:table-cell>
          <table:table-cell table:number-columns-repeated="7"/>
          <table:table-cell office:value-type="string" calcext:value-type="string">
            <text:p>Zeilennummer 3380: "* You want me to LET HIM GO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ie ist es damit...?/%",</text:p>
          </table:table-cell>
          <table:table-cell table:number-columns-repeated="7"/>
          <table:table-cell office:value-type="string" calcext:value-type="string">
            <text:p>Zeilennummer 3380: "* Then how about this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lass ihn vom Abgrund fallen^1, wo er zerschellt.../",</text:p>
          </table:table-cell>
          <table:table-cell table:number-columns-repeated="7"/>
          <table:table-cell office:value-type="string" calcext:value-type="string">
            <text:p>Zeilennummer 3380: "* I'll drop him off the edge and let him splatter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außer ihr VERBEUGT euch vor mir und erkennt so euren Platz!/%",</text:p>
          </table:table-cell>
          <table:table-cell table:number-columns-repeated="7"/>
          <table:table-cell office:value-type="string" calcext:value-type="string">
            <text:p>Zeilennummer 3380: "* Unless you all KNEEL and learn your place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s darf's sein!?/%",</text:p>
          </table:table-cell>
          <table:table-cell table:number-columns-repeated="7"/>
          <table:table-cell office:value-type="string" calcext:value-type="string">
            <text:p>Zeilennummer 3380: "* What will it be, Lightners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T-Tu es nicht nicht Susie^1, er..^1. er.../%",</text:p>
          </table:table-cell>
          <table:table-cell table:number-columns-repeated="7"/>
          <table:table-cell office:value-type="string" calcext:value-type="string">
            <text:p>Zeilennummer 3380: "* D-don't listen to him Susie^1, he'll..^1. he'll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un SCHAU^1, Lancer...!/%",</text:p>
          </table:table-cell>
          <table:table-cell table:number-columns-repeated="7"/>
          <table:table-cell office:value-type="string" calcext:value-type="string">
            <text:p>Zeilennummer 3380: "* Now WATCH^1, Lancer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EHT was passiert^1, wenn man sich mit Wesen des LICHTS ANFREUNDET^1.!/%",</text:p>
          </table:table-cell>
          <table:table-cell table:number-columns-repeated="7"/>
          <table:table-cell office:value-type="string" calcext:value-type="string">
            <text:p>Zeilennummer 3380: "* SEE what happens when you befriend Lightners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..^1 Was zum!?/%",</text:p>
          </table:table-cell>
          <table:table-cell table:number-columns-repeated="7"/>
          <table:table-cell office:value-type="string" calcext:value-type="string">
            <text:p>Zeilennummer 3380: "* Wh..^1. What the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..^1. DU BETRÜGER...^1!&amp;* KOMM HER...!/%",</text:p>
          </table:table-cell>
          <table:table-cell table:number-columns-repeated="7"/>
          <table:table-cell office:value-type="string" calcext:value-type="string">
            <text:p>Zeilennummer 3380: "* YOU..^1. YOU TRAITOR...^1!&amp;* COME BACK HERE...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K^1, reicht jetzt./%",</text:p>
          </table:table-cell>
          <table:table-cell table:number-columns-repeated="7"/>
          <table:table-cell office:value-type="string" calcext:value-type="string">
            <text:p>Zeilennummer 3380: "* Alright^1, enough already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er verdammt nochmal denkst du bist du eigentlich?/%",</text:p>
          </table:table-cell>
          <table:table-cell table:number-columns-repeated="7"/>
          <table:table-cell office:value-type="string" calcext:value-type="string">
            <text:p>Zeilennummer 3380: "* Who the hell do you think you ar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heh..^1.&amp;* Heheheheh.../",</text:p>
          </table:table-cell>
          <table:table-cell table:number-columns-repeated="7"/>
          <table:table-cell office:value-type="string" calcext:value-type="string">
            <text:p>Zeilennummer 3380: "* Heheh..^1.&amp;* Hehehehe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Für meine Leute^1, bin ich ein Held.../",</text:p>
          </table:table-cell>
          <table:table-cell table:number-columns-repeated="7"/>
          <table:table-cell office:value-type="string" calcext:value-type="string">
            <text:p>Zeilennummer 3380: "* To my people^1, I am a her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für euch?/%",</text:p>
          </table:table-cell>
          <table:table-cell table:number-columns-repeated="7"/>
          <table:table-cell office:value-type="string" calcext:value-type="string">
            <text:p>Zeilennummer 3380: "* ... to you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BIN ICH DER BAD GUY!!!/%",</text:p>
          </table:table-cell>
          <table:table-cell table:number-columns-repeated="7"/>
          <table:table-cell office:value-type="string" calcext:value-type="string">
            <text:p>Zeilennummer 3380: "* I'M THE BAD GUY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..^1. Ich versteh.../",</text:p>
          </table:table-cell>
          <table:table-cell table:number-columns-repeated="7"/>
          <table:table-cell office:value-type="string" calcext:value-type="string">
            <text:p>Zeilennummer 3380: "* I..^1. I se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hr seid um einiges grober..^1. als ich dachte.../%",</text:p>
          </table:table-cell>
          <table:table-cell table:number-columns-repeated="7"/>
          <table:table-cell office:value-type="string" calcext:value-type="string">
            <text:p>Zeilennummer 3380: "* You are much stronger..^1. than I envisioned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Genug..^1. es ist genug.../",</text:p>
          </table:table-cell>
          <table:table-cell table:number-columns-repeated="7"/>
          <table:table-cell office:value-type="string" calcext:value-type="string">
            <text:p>Zeilennummer 3380: "* Enough..^1. is enoug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versteh..^1. Ich versteh^1, dass ich euch nicht besiegen kann./",</text:p>
          </table:table-cell>
          <table:table-cell table:number-columns-repeated="7"/>
          <table:table-cell office:value-type="string" calcext:value-type="string">
            <text:p>Zeilennummer 3380: "* I see..^1. I see that I cannot defeat you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bin erledigt^1, von unserem langen Kampf./%",</text:p>
          </table:table-cell>
          <table:table-cell table:number-columns-repeated="7"/>
          <table:table-cell office:value-type="string" calcext:value-type="string">
            <text:p>Zeilennummer 3380: "* I have grown exhausted from our long battl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ightners..^1. Ich.../",</text:p>
          </table:table-cell>
          <table:table-cell table:number-columns-repeated="7"/>
          <table:table-cell office:value-type="string" calcext:value-type="string">
            <text:p>Zeilennummer 3380: "* Lightners..^1.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Vielleicht war... ich etwas zu gemein./",</text:p>
          </table:table-cell>
          <table:table-cell table:number-columns-repeated="7"/>
          <table:table-cell office:value-type="string" calcext:value-type="string">
            <text:p>Zeilennummer 3380: "\\E3* Perhaps I... I have been too cruel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Die Wahrheit ist... ich war nicht immer so./",</text:p>
          </table:table-cell>
          <table:table-cell table:number-columns-repeated="7"/>
          <table:table-cell office:value-type="string" calcext:value-type="string">
            <text:p>Zeilennummer 3380: "\\E1* The truth is... I was not always this wa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Es gab eine Zeit^1, in der.../",</text:p>
          </table:table-cell>
          <table:table-cell table:number-columns-repeated="7"/>
          <table:table-cell office:value-type="string" calcext:value-type="string">
            <text:p>Zeilennummer 3380: "\\E3* There once was a tim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wir alle in Harmonie lebten./",</text:p>
          </table:table-cell>
          <table:table-cell table:number-columns-repeated="7"/>
          <table:table-cell office:value-type="string" calcext:value-type="string">
            <text:p>Zeilennummer 3380: "* ... where Darkners and Lightners lived in harmon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ine Zeit in der wir einen Zweck hatten.../",</text:p>
          </table:table-cell>
          <table:table-cell table:number-columns-repeated="7"/>
          <table:table-cell office:value-type="string" calcext:value-type="string">
            <text:p>Zeilennummer 3380: "* A time where Darkners could fulfill their purpose in peac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Es ist eine Dreistigkeit zu behaupten^1, dass ich.../",</text:p>
          </table:table-cell>
          <table:table-cell table:number-columns-repeated="7"/>
          <table:table-cell office:value-type="string" calcext:value-type="string">
            <text:p>Zeilennummer 3380: "\\E2* It would be a lie to say that I^1, too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... nicht auch diese Zeit wiederersehne./%",</text:p>
          </table:table-cell>
          <table:table-cell table:number-columns-repeated="7"/>
          <table:table-cell office:value-type="string" calcext:value-type="string">
            <text:p>Zeilennummer 3380: "\\E3* ... do not yearn for those day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Vielleicht..^1. Vielleicht^1, habt ihr recht./",</text:p>
          </table:table-cell>
          <table:table-cell table:number-columns-repeated="7"/>
          <table:table-cell office:value-type="string" calcext:value-type="string">
            <text:p>Zeilennummer 3380: "* ... Perhaps..^1. Perhaps you young ones are righ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Bitte..^1. lasst uns unsere Waffen wegpacken./",</text:p>
          </table:table-cell>
          <table:table-cell table:number-columns-repeated="7"/>
          <table:table-cell office:value-type="string" calcext:value-type="string">
            <text:p>Zeilennummer 3380: "\\E2* Please..^1. let us put away our weapon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s muss eine friedvolle Methode geben./%",</text:p>
          </table:table-cell>
          <table:table-cell table:number-columns-repeated="7"/>
          <table:table-cell office:value-type="string" calcext:value-type="string">
            <text:p>Zeilennummer 3380: "* There must be a peaceful solution to all thi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/",</text:p>
          </table:table-cell>
          <table:table-cell table:number-columns-repeated="7"/>
          <table:table-cell office:value-type="string" calcext:value-type="string">
            <text:p>Zeilennummer 3380: "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(Komm schon^1, Susie!)/%",</text:p>
          </table:table-cell>
          <table:table-cell table:number-columns-repeated="7"/>
          <table:table-cell office:value-type="string" calcext:value-type="string">
            <text:p>Zeilennummer 3380: "* (Come now^1, Susie!)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bin froh^1, dass Sie es nun verstehen^1, Mr. König.../",</text:p>
          </table:table-cell>
          <table:table-cell table:number-columns-repeated="7"/>
          <table:table-cell office:value-type="string" calcext:value-type="string">
            <text:p>Zeilennummer 3380: "* I'm glad you're starting to realize^1, Mr. King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Niemand von uns will das hier wirklich./",</text:p>
          </table:table-cell>
          <table:table-cell table:number-columns-repeated="7"/>
          <table:table-cell office:value-type="string" calcext:value-type="string">
            <text:p>Zeilennummer 3380: "\\E6* None of us really want to figh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Wenn Sie uns einfach Ihre Sorgen nennen.../",</text:p>
          </table:table-cell>
          <table:table-cell table:number-columns-repeated="7"/>
          <table:table-cell office:value-type="string" calcext:value-type="string">
            <text:p>Zeilennummer 3380: "\\E0* If you can just tell us about your worrie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8* Bin ich sicher^1, dass wir Freunde werden^1, Mr. König!/",</text:p>
          </table:table-cell>
          <table:table-cell table:number-columns-repeated="7"/>
          <table:table-cell office:value-type="string" calcext:value-type="string">
            <text:p>Zeilennummer 3380: "\\E8* I'm sure we can all be friends^1, Mr. King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J-ja... \"Freunde...\"/",</text:p>
          </table:table-cell>
          <table:table-cell table:number-columns-repeated="7"/>
          <table:table-cell office:value-type="string" calcext:value-type="string">
            <text:p>Zeilennummer 3380: "* Y-yes... \"Friends...\"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as klingt... lieblich.../%",</text:p>
          </table:table-cell>
          <table:table-cell table:number-columns-repeated="7"/>
          <table:table-cell office:value-type="string" calcext:value-type="string">
            <text:p>Zeilennummer 3380: "* That sounds... lovel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(H... hust)^1&amp;* Meine Entschuldigung^1, ich bin.../",</text:p>
          </table:table-cell>
          <table:table-cell table:number-columns-repeated="7"/>
          <table:table-cell office:value-type="string" calcext:value-type="string">
            <text:p>Zeilennummer 3380: "* (C... cough)^1&amp;* My apologies^1, I am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nicht gemacht für..^1. solche Kämpfe.../",</text:p>
          </table:table-cell>
          <table:table-cell table:number-columns-repeated="7"/>
          <table:table-cell office:value-type="string" calcext:value-type="string">
            <text:p>Zeilennummer 3380: "\\E3* I am not used to..^1. fighting like tha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ein Körper..^1. wird schwächer.../",</text:p>
          </table:table-cell>
          <table:table-cell table:number-columns-repeated="7"/>
          <table:table-cell office:value-type="string" calcext:value-type="string">
            <text:p>Zeilennummer 3380: "* My body is..^1. getting weak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h^1, sagen SIE nichts weiteres!/%",</text:p>
          </table:table-cell>
          <table:table-cell table:number-columns-repeated="7"/>
          <table:table-cell office:value-type="string" calcext:value-type="string">
            <text:p>Zeilennummer 3380: "* Oh^1, don't say another word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ier^1, das sollte helfen!/",</text:p>
          </table:table-cell>
          <table:table-cell table:number-columns-repeated="7"/>
          <table:table-cell office:value-type="string" calcext:value-type="string">
            <text:p>Zeilennummer 3380: "* There^1, you should be all healed up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Gehts Ihnen Besser...?/",</text:p>
          </table:table-cell>
          <table:table-cell table:number-columns-repeated="7"/>
          <table:table-cell office:value-type="string" calcext:value-type="string">
            <text:p>Zeilennummer 3380: "\\E6* How do you feel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..^1. mal schauen.../%",</text:p>
          </table:table-cell>
          <table:table-cell table:number-columns-repeated="7"/>
          <table:table-cell office:value-type="string" calcext:value-type="string">
            <text:p>Zeilennummer 3380: "* L..^1. Let's se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ir gings nie besser./%",</text:p>
          </table:table-cell>
          <table:table-cell table:number-columns-repeated="7"/>
          <table:table-cell office:value-type="string" calcext:value-type="string">
            <text:p>Zeilennummer 3380: "* Never bette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..^1. du.../%",</text:p>
          </table:table-cell>
          <table:table-cell table:number-columns-repeated="7"/>
          <table:table-cell office:value-type="string" calcext:value-type="string">
            <text:p>Zeilennummer 3380: "* Y..^1. You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ab ich dir gesagt^1, dass du aufstehen sollst?/%",</text:p>
          </table:table-cell>
          <table:table-cell table:number-columns-repeated="7"/>
          <table:table-cell office:value-type="string" calcext:value-type="string">
            <text:p>Zeilennummer 3380: "* Did I say you could get up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Kris...!?/%",</text:p>
          </table:table-cell>
          <table:table-cell table:number-columns-repeated="7"/>
          <table:table-cell office:value-type="string" calcext:value-type="string">
            <text:p>Zeilennummer 3380: "* Kris...!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h^1, verschon mich mit den Heldentaten./%",</text:p>
          </table:table-cell>
          <table:table-cell table:number-columns-repeated="7"/>
          <table:table-cell office:value-type="string" calcext:value-type="string">
            <text:p>Zeilennummer 3380: "* Oh^1, spare me the heroics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..^1. Du bist der Chef der Gruppe^1, richtig?/",</text:p>
          </table:table-cell>
          <table:table-cell table:number-columns-repeated="7"/>
          <table:table-cell office:value-type="string" calcext:value-type="string">
            <text:p>Zeilennummer 3380: "* You..^1. You're the leader^1, aren't you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Also^1, was ist dein Plan?/",</text:p>
          </table:table-cell>
          <table:table-cell table:number-columns-repeated="7"/>
          <table:table-cell office:value-type="string" calcext:value-type="string">
            <text:p>Zeilennummer 3380: "\\E0* So^1, what's your plan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Lachen^1, wenn du uns weiter in die Dunkelheit bringst?/",</text:p>
          </table:table-cell>
          <table:table-cell table:number-columns-repeated="7"/>
          <table:table-cell office:value-type="string" calcext:value-type="string">
            <text:p>Zeilennummer 3380: "\\E5* To laugh^1, as you cast us all back into obscurity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.../",</text:p>
          </table:table-cell>
          <table:table-cell table:number-columns-repeated="7"/>
          <table:table-cell office:value-type="string" calcext:value-type="string">
            <text:p>Zeilennummer 3380: "\\E5* 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Du kannst nicht mal was sagen...?/%",</text:p>
          </table:table-cell>
          <table:table-cell table:number-columns-repeated="7"/>
          <table:table-cell office:value-type="string" calcext:value-type="string">
            <text:p>Zeilennummer 3380: "\\E0* You can't even say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Junger Held.../",</text:p>
          </table:table-cell>
          <table:table-cell table:number-columns-repeated="7"/>
          <table:table-cell office:value-type="string" calcext:value-type="string">
            <text:p>Zeilennummer 3380: "* Young on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Lass mir dir ein Geheimnis verraten./%",</text:p>
          </table:table-cell>
          <table:table-cell table:number-columns-repeated="7"/>
          <table:table-cell office:value-type="string" calcext:value-type="string">
            <text:p>Zeilennummer 3380: "\\E2* Let me tell you a secre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Ruhige Leute PISSEN MICH AN./%",</text:p>
          </table:table-cell>
          <table:table-cell table:number-columns-repeated="7"/>
          <table:table-cell office:value-type="string" calcext:value-type="string">
            <text:p>Zeilennummer 3380: "* Quiet people PISS ME OFF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y./",</text:p>
          </table:table-cell>
          <table:table-cell table:number-columns-repeated="7"/>
          <table:table-cell office:value-type="string" calcext:value-type="string">
            <text:p>Zeilennummer 3380: "* He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Geh von^1.&amp;* Meinem Freund^1.&amp;* Weg./%",</text:p>
          </table:table-cell>
          <table:table-cell table:number-columns-repeated="7"/>
          <table:table-cell office:value-type="string" calcext:value-type="string">
            <text:p>Zeilennummer 3380: "* Get away^1.&amp;* From my^1.&amp;* Friend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h heh heh heh.../",</text:p>
          </table:table-cell>
          <table:table-cell table:number-columns-repeated="7"/>
          <table:table-cell office:value-type="string" calcext:value-type="string">
            <text:p>Zeilennummer 3380: "* Heh heh heh he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ONST WAS?/",</text:p>
          </table:table-cell>
          <table:table-cell table:number-columns-repeated="7"/>
          <table:table-cell office:value-type="string" calcext:value-type="string">
            <text:p>Zeilennummer 3380: "* OR WHA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Willst du mich UMBRINGEN?/%",</text:p>
          </table:table-cell>
          <table:table-cell table:number-columns-repeated="7"/>
          <table:table-cell office:value-type="string" calcext:value-type="string">
            <text:p>Zeilennummer 3380: "\\E4* You'll KILL me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ah./%",</text:p>
          </table:table-cell>
          <table:table-cell table:number-columns-repeated="7"/>
          <table:table-cell office:value-type="string" calcext:value-type="string">
            <text:p>Zeilennummer 3380: "* Nah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Also was ist dann dein Plan...?/",</text:p>
          </table:table-cell>
          <table:table-cell table:number-columns-repeated="7"/>
          <table:table-cell office:value-type="string" calcext:value-type="string">
            <text:p>Zeilennummer 3380: "* So what's your plan^1, then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ich zum Tode BEQUATSCHEN...?/%",</text:p>
          </table:table-cell>
          <table:table-cell table:number-columns-repeated="7"/>
          <table:table-cell office:value-type="string" calcext:value-type="string">
            <text:p>Zeilennummer 3380: "* To TALK me to death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dummer^1, dummer Lichtner./",</text:p>
          </table:table-cell>
          <table:table-cell table:number-columns-repeated="7"/>
          <table:table-cell office:value-type="string" calcext:value-type="string">
            <text:p>Zeilennummer 3380: "* You stupid^1, stupid Lightn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enkst du wirklich^1, dass du einen Weg kennst.../%",</text:p>
          </table:table-cell>
          <table:table-cell table:number-columns-repeated="7"/>
          <table:table-cell office:value-type="string" calcext:value-type="string">
            <text:p>Zeilennummer 3380: "* You honestly think you have any wa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indem ich dich NICHT Umbringe?/%",</text:p>
          </table:table-cell>
          <table:table-cell table:number-columns-repeated="7"/>
          <table:table-cell office:value-type="string" calcext:value-type="string">
            <text:p>Zeilennummer 3380: "* ... to convince me NOT to kill you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ah./",</text:p>
          </table:table-cell>
          <table:table-cell table:number-columns-repeated="7"/>
          <table:table-cell office:value-type="string" calcext:value-type="string">
            <text:p>Zeilennummer 3380: "* Na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Aber DIE haben einen./%",</text:p>
          </table:table-cell>
          <table:table-cell table:number-columns-repeated="7"/>
          <table:table-cell office:value-type="string" calcext:value-type="string">
            <text:p>Zeilennummer 3380: "\\E2* But THEY migh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..^1. Lancer!^1?&amp;* A..^1. ALLE!?/",</text:p>
          </table:table-cell>
          <table:table-cell table:number-columns-repeated="7"/>
          <table:table-cell office:value-type="string" calcext:value-type="string">
            <text:p>Zeilennummer 3380: "* L..^1. Lancer!^1?&amp;* E..^1. Everyone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S soll das bedeuten!?/",</text:p>
          </table:table-cell>
          <table:table-cell table:number-columns-repeated="7"/>
          <table:table-cell office:value-type="string" calcext:value-type="string">
            <text:p>Zeilennummer 3380: "* WHAT is the meaning of this!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orry^1, Dad^1!&amp;* Du wirst nun gestürzt!/",</text:p>
          </table:table-cell>
          <table:table-cell table:number-columns-repeated="7"/>
          <table:table-cell office:value-type="string" calcext:value-type="string">
            <text:p>Zeilennummer 3380: "* Sorry^1, Dad^1!&amp;* You're being overthrown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Als ich gesagt habe^1, dass ihr euch gegeneinander verhaut.../",</text:p>
          </table:table-cell>
          <table:table-cell table:number-columns-repeated="7"/>
          <table:table-cell office:value-type="string" calcext:value-type="string">
            <text:p>Zeilennummer 3380: "\\E0* When I told everyone you were fighting the Lightners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Erinnerte sich jeder wie freundlich die Drei waren!/",</text:p>
          </table:table-cell>
          <table:table-cell table:number-columns-repeated="7"/>
          <table:table-cell office:value-type="string" calcext:value-type="string">
            <text:p>Zeilennummer 3380: "\\E3* Everyone remembered how kind they wer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Und sie entschieden sich eher einen König haben zu wollen.../",</text:p>
          </table:table-cell>
          <table:table-cell table:number-columns-repeated="7"/>
          <table:table-cell office:value-type="string" calcext:value-type="string">
            <text:p>Zeilennummer 3380: "\\E0* They decided they'd rather have a king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Welcher sie akzeptiert!/",</text:p>
          </table:table-cell>
          <table:table-cell table:number-columns-repeated="7"/>
          <table:table-cell office:value-type="string" calcext:value-type="string">
            <text:p>Zeilennummer 3380: "\\E1* That accepts them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Mich!!!/",</text:p>
          </table:table-cell>
          <table:table-cell table:number-columns-repeated="7"/>
          <table:table-cell office:value-type="string" calcext:value-type="string">
            <text:p>Zeilennummer 3380: "\\E2* Me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Nun bin ich der Dad!!!/",</text:p>
          </table:table-cell>
          <table:table-cell table:number-columns-repeated="7"/>
          <table:table-cell office:value-type="string" calcext:value-type="string">
            <text:p>Zeilennummer 3380: "\\E3* Now I'm the dad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hr IDIOTEN^1! Diese Lichtner sind unsere FEINDE!/",</text:p>
          </table:table-cell>
          <table:table-cell table:number-columns-repeated="7"/>
          <table:table-cell office:value-type="string" calcext:value-type="string">
            <text:p>Zeilennummer 3380: "* You IDIOTS^1! The Lightners are your ENEMIE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DIOTEN^1! ICH BRINGE EUCH UM^1! ICH BRINGE EUCH ALLE UM!/",</text:p>
          </table:table-cell>
          <table:table-cell table:number-columns-repeated="7"/>
          <table:table-cell office:value-type="string" calcext:value-type="string">
            <text:p>Zeilennummer 3380: "* FOOLS^1! I'LL KILL YOU^1! I'LL KILL ALL OF YOU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Yikes^1! Da braucht jemand eine Pause!/",</text:p>
          </table:table-cell>
          <table:table-cell table:number-columns-repeated="7"/>
          <table:table-cell office:value-type="string" calcext:value-type="string">
            <text:p>Zeilennummer 3380: "* Yikes^1! I think someone needs a time out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Ab in dein Zimmer^1, Dad!!!/%",</text:p>
          </table:table-cell>
          <table:table-cell table:number-columns-repeated="7"/>
          <table:table-cell office:value-type="string" calcext:value-type="string">
            <text:p>Zeilennummer 3380: "\\E3* Go to your room^1, Dad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EEEEEIIIIIIIINNNNN!!!!/%",</text:p>
          </table:table-cell>
          <table:table-cell table:number-columns-repeated="7"/>
          <table:table-cell office:value-type="string" calcext:value-type="string">
            <text:p>Zeilennummer 3380: "* NOOOOOOOOOOOOOOOOOO!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Alles gut^1, Kris?/%",</text:p>
          </table:table-cell>
          <table:table-cell table:number-columns-repeated="7"/>
          <table:table-cell office:value-type="string" calcext:value-type="string">
            <text:p>Zeilennummer 3380: "* Y'alright^1, Kris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Kris^1!&amp;* Susie...!/",</text:p>
          </table:table-cell>
          <table:table-cell table:number-columns-repeated="7"/>
          <table:table-cell office:value-type="string" calcext:value-type="string">
            <text:p>Zeilennummer 3380: "* Kris^1!&amp;* Susie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Oh^1, euch geht es gut...!/",</text:p>
          </table:table-cell>
          <table:table-cell table:number-columns-repeated="7"/>
          <table:table-cell office:value-type="string" calcext:value-type="string">
            <text:p>Zeilennummer 3380: "\\E6* Oh^1, you're all right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Yeah^1, es braucht schon mehr um uns zu besiegen./%",</text:p>
          </table:table-cell>
          <table:table-cell table:number-columns-repeated="7"/>
          <table:table-cell office:value-type="string" calcext:value-type="string">
            <text:p>Zeilennummer 3380: "* Yeah^1, it'll take more than that to take us down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Kris^1, Susie..^1. Es..^1. Es tut mir leid./",</text:p>
          </table:table-cell>
          <table:table-cell table:number-columns-repeated="7"/>
          <table:table-cell office:value-type="string" calcext:value-type="string">
            <text:p>Zeilennummer 3380: "* Kris^1, Susie..^1. I'm..^1. I'm sor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a ich den König geheilt habe^1, sind wir... sind wir.../",</text:p>
          </table:table-cell>
          <table:table-cell table:number-columns-repeated="7"/>
          <table:table-cell office:value-type="string" calcext:value-type="string">
            <text:p>Zeilennummer 3380: "* Because I healed the KING^1, we almost... we almos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Susie^1, du hattest recht^1. I.../",</text:p>
          </table:table-cell>
          <table:table-cell table:number-columns-repeated="7"/>
          <table:table-cell office:value-type="string" calcext:value-type="string">
            <text:p>Zeilennummer 3380: "\\E6* Susie^1, you were right^1.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Ich war idiotisch zudenken^1, alles friedlich zu regeln.../",</text:p>
          </table:table-cell>
          <table:table-cell table:number-columns-repeated="7"/>
          <table:table-cell office:value-type="string" calcext:value-type="string">
            <text:p>Zeilennummer 3380: "\\E5* I was foolish to think we could act so soft to everyon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Das ist keine Welt^1, wo Nettigkeit immer gewinnt^1, oder?/%",</text:p>
          </table:table-cell>
          <table:table-cell table:number-columns-repeated="7"/>
          <table:table-cell office:value-type="string" calcext:value-type="string">
            <text:p>Zeilennummer 3380: "\\E4* This isn't a world where kindness always wins^1, is i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h^1, das ist kompliziert./",</text:p>
          </table:table-cell>
          <table:table-cell table:number-columns-repeated="7"/>
          <table:table-cell office:value-type="string" calcext:value-type="string">
            <text:p>Zeilennummer 3380: "* Eh^1, it's complicate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Yeah^1, manchmal MUSS man leute einfach besiegen./",</text:p>
          </table:table-cell>
          <table:table-cell table:number-columns-repeated="7"/>
          <table:table-cell office:value-type="string" calcext:value-type="string">
            <text:p>Zeilennummer 3380: "\\E0* Yeah^1, sometimes there's people you just gotta figh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Aber wenn du NIE deine Verteidigung senkst^1, dann.../%",</text:p>
          </table:table-cell>
          <table:table-cell table:number-columns-repeated="7"/>
          <table:table-cell office:value-type="string" calcext:value-type="string">
            <text:p>Zeilennummer 3380: "\\E1* But if you NEVER let your guard down^1, the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Aber wenn du NIE deine Verteidigung senkst^1, dann.../%",</text:p>
          </table:table-cell>
          <table:table-cell table:number-columns-repeated="7"/>
          <table:table-cell office:value-type="string" calcext:value-type="string">
            <text:p>Zeilennummer 3380: "\\E1* But if you NEVER let your guard down^1, the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Wirst du vielleicht..^1. eine dir wichtige Person verletzten./%",</text:p>
          </table:table-cell>
          <table:table-cell table:number-columns-repeated="7"/>
          <table:table-cell office:value-type="string" calcext:value-type="string">
            <text:p>Zeilennummer 3380: "\\E0* You might just..^1. hurt someone you care abou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8* Aww^1, Susie.../",</text:p>
          </table:table-cell>
          <table:table-cell table:number-columns-repeated="7"/>
          <table:table-cell office:value-type="string" calcext:value-type="string">
            <text:p>Zeilennummer 3380: "\\E8* Aww^1, Susi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Langsam beginnst du wie ein richtiger Held zureden...!/",</text:p>
          </table:table-cell>
          <table:table-cell table:number-columns-repeated="7"/>
          <table:table-cell office:value-type="string" calcext:value-type="string">
            <text:p>Zeilennummer 3380: "\\E6* You're beginning to sound like a real hero...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h^1, sei lieber nicht so Vorlaut./%",</text:p>
          </table:table-cell>
          <table:table-cell table:number-columns-repeated="7"/>
          <table:table-cell office:value-type="string" calcext:value-type="string">
            <text:p>Zeilennummer 3380: "* Eh^1, don't get used to i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^1, ich.../",</text:p>
          </table:table-cell>
          <table:table-cell table:number-columns-repeated="7"/>
          <table:table-cell office:value-type="string" calcext:value-type="string">
            <text:p>Zeilennummer 3380: "* Then^1,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Ich denke^1, du und Kris sollten langsam nach Hause gehen./",</text:p>
          </table:table-cell>
          <table:table-cell table:number-columns-repeated="7"/>
          <table:table-cell office:value-type="string" calcext:value-type="string">
            <text:p>Zeilennummer 3380: "\\E6* I suppose you and Kris should return home now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Yeah^1, ich.../",</text:p>
          </table:table-cell>
          <table:table-cell table:number-columns-repeated="7"/>
          <table:table-cell office:value-type="string" calcext:value-type="string">
            <text:p>Zeilennummer 3380: "* Yeah^1,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Ich denke du hast recht^1./%",</text:p>
          </table:table-cell>
          <table:table-cell table:number-columns-repeated="7"/>
          <table:table-cell office:value-type="string" calcext:value-type="string">
            <text:p>Zeilennummer 3380: "\\E0* I guess that's right^1, huh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un^1, uh.../",</text:p>
          </table:table-cell>
          <table:table-cell table:number-columns-repeated="7"/>
          <table:table-cell office:value-type="string" calcext:value-type="string">
            <text:p>Zeilennummer 3380: "* Well^1, uh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man sieht sich./%",</text:p>
          </table:table-cell>
          <table:table-cell table:number-columns-repeated="7"/>
          <table:table-cell office:value-type="string" calcext:value-type="string">
            <text:p>Zeilennummer 3380: "\\E3* See ya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ODER WAS?/",</text:p>
          </table:table-cell>
          <table:table-cell table:number-columns-repeated="7"/>
          <table:table-cell office:value-type="string" calcext:value-type="string">
            <text:p>Zeilennummer 3380: "\\E4* OR WHAT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Sicherlich merkt ihr.../",</text:p>
          </table:table-cell>
          <table:table-cell table:number-columns-repeated="7"/>
          <table:table-cell office:value-type="string" calcext:value-type="string">
            <text:p>Zeilennummer 3380: "\\E0* Surely you must realiz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Wie erledigt ich bin^1, Lichtner./",</text:p>
          </table:table-cell>
          <table:table-cell table:number-columns-repeated="7"/>
          <table:table-cell office:value-type="string" calcext:value-type="string">
            <text:p>Zeilennummer 3380: "\\E5* How exhausted I am^1, Lightn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in einfacher Schlag^1, bringt mich schon um./",</text:p>
          </table:table-cell>
          <table:table-cell table:number-columns-repeated="7"/>
          <table:table-cell office:value-type="string" calcext:value-type="string">
            <text:p>Zeilennummer 3380: "* Any hit from you would kill m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Warum macht ihr es nicht^1, Lichtner?/",</text:p>
          </table:table-cell>
          <table:table-cell table:number-columns-repeated="7"/>
          <table:table-cell office:value-type="string" calcext:value-type="string">
            <text:p>Zeilennummer 3380: "\\E0* Why not do it^1, Lightner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BRINGT mich UM und zeigt meinen Sohn^1, wie viel ihr euch sorgt./%",</text:p>
          </table:table-cell>
          <table:table-cell table:number-columns-repeated="7"/>
          <table:table-cell office:value-type="string" calcext:value-type="string">
            <text:p>Zeilennummer 3380: "\\E5* Kill me and show my son how much you REALLY car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Also was ist dann euer Plan...?/",</text:p>
          </table:table-cell>
          <table:table-cell table:number-columns-repeated="7"/>
          <table:table-cell office:value-type="string" calcext:value-type="string">
            <text:p>Zeilennummer 3380: "* So what's your plan^1, then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ich zum Tode BEQUATSCHEN...?/%",</text:p>
          </table:table-cell>
          <table:table-cell table:number-columns-repeated="7"/>
          <table:table-cell office:value-type="string" calcext:value-type="string">
            <text:p>Zeilennummer 3380: "* To TALK me to death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dummer^1, dummer Lichtner./",</text:p>
          </table:table-cell>
          <table:table-cell table:number-columns-repeated="7"/>
          <table:table-cell office:value-type="string" calcext:value-type="string">
            <text:p>Zeilennummer 3380: "* You stupid^1, stupid Lightner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denkst wirklich^1, dass du einen Weg hast.../%",</text:p>
          </table:table-cell>
          <table:table-cell table:number-columns-repeated="7"/>
          <table:table-cell office:value-type="string" calcext:value-type="string">
            <text:p>Zeilennummer 3380: "* You honestly think you have any way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ich zu überzeugen euch NICHT umzubringen?/",</text:p>
          </table:table-cell>
          <table:table-cell table:number-columns-repeated="7"/>
          <table:table-cell office:value-type="string" calcext:value-type="string">
            <text:p>Zeilennummer 3380: "* To convince me NOT to kill you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rte kurz./",</text:p>
          </table:table-cell>
          <table:table-cell table:number-columns-repeated="7"/>
          <table:table-cell office:value-type="string" calcext:value-type="string">
            <text:p>Zeilennummer 3380: "* Just wait a secon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ORAUF?/%",</text:p>
          </table:table-cell>
          <table:table-cell table:number-columns-repeated="7"/>
          <table:table-cell office:value-type="string" calcext:value-type="string">
            <text:p>Zeilennummer 3380: "* Wait for WHA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..^1. Huh?/",</text:p>
          </table:table-cell>
          <table:table-cell table:number-columns-repeated="7"/>
          <table:table-cell office:value-type="string" calcext:value-type="string">
            <text:p>Zeilennummer 3380: "* H..^1. Huh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Warum bin ich...^1. so müde...?/",</text:p>
          </table:table-cell>
          <table:table-cell table:number-columns-repeated="7"/>
          <table:table-cell office:value-type="string" calcext:value-type="string">
            <text:p>Zeilennummer 3380: "* Why am I suddenly..^1. so sleepy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Warum du..^1. du kleiner.../%",</text:p>
          </table:table-cell>
          <table:table-cell table:number-columns-repeated="7"/>
          <table:table-cell office:value-type="string" calcext:value-type="string">
            <text:p>Zeilennummer 3380: "\\E5* Why you..^1. you littl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kleiner.../",</text:p>
          </table:table-cell>
          <table:table-cell table:number-columns-repeated="7"/>
          <table:table-cell office:value-type="string" calcext:value-type="string">
            <text:p>Zeilennummer 3380: "* You swee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süßer.../%",</text:p>
          </table:table-cell>
          <table:table-cell table:number-columns-repeated="7"/>
          <table:table-cell office:value-type="string" calcext:value-type="string">
            <text:p>Zeilennummer 3380: "* ... little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Kürbis.../%",</text:p>
          </table:table-cell>
          <table:table-cell table:number-columns-repeated="7"/>
          <table:table-cell office:value-type="string" calcext:value-type="string">
            <text:p>Zeilennummer 3380: "* ... pumpki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y Kris^1, Geht es dir gut?/%",</text:p>
          </table:table-cell>
          <table:table-cell table:number-columns-repeated="7"/>
          <table:table-cell office:value-type="string" calcext:value-type="string">
            <text:p>Zeilennummer 3380: "* Hey Kris^1, y'alrigh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..^1. das war knapp^1, Susie!/",</text:p>
          </table:table-cell>
          <table:table-cell table:number-columns-repeated="7"/>
          <table:table-cell office:value-type="string" calcext:value-type="string">
            <text:p>Zeilennummer 3380: "* Th..^1. That was close^1, Susie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Ich bin erstaunt^1, dass du dir meinen Spruch merken konntest.../",</text:p>
          </table:table-cell>
          <table:table-cell table:number-columns-repeated="7"/>
          <table:table-cell office:value-type="string" calcext:value-type="string">
            <text:p>Zeilennummer 3380: "\\E6* I'm surprised you remembered my Pacify spell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y^1, komm schon./",</text:p>
          </table:table-cell>
          <table:table-cell table:number-columns-repeated="7"/>
          <table:table-cell office:value-type="string" calcext:value-type="string">
            <text:p>Zeilennummer 3380: "* Hey^1, c'mo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9* Ich vergesse nie etwas^1, wo ich mich drüber lustig mache./%",</text:p>
          </table:table-cell>
          <table:table-cell table:number-columns-repeated="7"/>
          <table:table-cell office:value-type="string" calcext:value-type="string">
            <text:p>Zeilennummer 3380: "\\E9* I'd never forget something I made fun of you for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Kris^1, Susie..^1. Es..^1. Es tut mir leid./",</text:p>
          </table:table-cell>
          <table:table-cell table:number-columns-repeated="7"/>
          <table:table-cell office:value-type="string" calcext:value-type="string">
            <text:p>Zeilennummer 3380: "* Kris^1, Susie..^1. I'm..^1. I'm sorr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a ich den König geheilt habe^1, sind wir... sind wir.../",</text:p>
          </table:table-cell>
          <table:table-cell table:number-columns-repeated="7"/>
          <table:table-cell office:value-type="string" calcext:value-type="string">
            <text:p>Zeilennummer 3380: "* Because I healed the KING^1, we almost... we almos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Susie^1, du hattest recht^1. Ich.../",</text:p>
          </table:table-cell>
          <table:table-cell table:number-columns-repeated="7"/>
          <table:table-cell office:value-type="string" calcext:value-type="string">
            <text:p>Zeilennummer 3380: "\\E6* Susie^1, you were right^1.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Ich war idiotisch^1, zudenken^1, dass ich immer weich handeln kann.../",</text:p>
          </table:table-cell>
          <table:table-cell table:number-columns-repeated="7"/>
          <table:table-cell office:value-type="string" calcext:value-type="string">
            <text:p>Zeilennummer 3380: "\\E4* I was foolish to think we could act so soft to everyon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Das ist keine Welt^1, wo Nettigkeit immer gewinnt^1, oder?/%",</text:p>
          </table:table-cell>
          <table:table-cell table:number-columns-repeated="7"/>
          <table:table-cell office:value-type="string" calcext:value-type="string">
            <text:p>Zeilennummer 3380: "\\E4* This isn't a world where kindness always wins^1, is i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Eh^1, das ist kompliziert./",</text:p>
          </table:table-cell>
          <table:table-cell table:number-columns-repeated="7"/>
          <table:table-cell office:value-type="string" calcext:value-type="string">
            <text:p>Zeilennummer 3380: "\\E1* Eh^1, it's complicate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0* Yeah^1, manchmal MUSS man andere bekämpfen./",</text:p>
          </table:table-cell>
          <table:table-cell table:number-columns-repeated="7"/>
          <table:table-cell office:value-type="string" calcext:value-type="string">
            <text:p>Zeilennummer 3380: "\\E0* Yeah^1, sometimes there's people you just gotta fight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 wirst vielleicht..^1. jemanden verletzten ^1, der dir viel bedeutet./",</text:p>
          </table:table-cell>
          <table:table-cell table:number-columns-repeated="7"/>
          <table:table-cell office:value-type="string" calcext:value-type="string">
            <text:p>Zeilennummer 3380: "* You might just..^1. hurt someone you care about^1, too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Euch gehts allen gut!!!/",</text:p>
          </table:table-cell>
          <table:table-cell table:number-columns-repeated="7"/>
          <table:table-cell office:value-type="string" calcext:value-type="string">
            <text:p>Zeilennummer 3380: "* Everyone!!^1!&amp;* You're OK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ancer^1! Hey!!!/",</text:p>
          </table:table-cell>
          <table:table-cell table:number-columns-repeated="7"/>
          <table:table-cell office:value-type="string" calcext:value-type="string">
            <text:p>Zeilennummer 3380: "* Lancer^1! Hey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Sorry^1, ich hab dein Vater irgendwie besiegt./",</text:p>
          </table:table-cell>
          <table:table-cell table:number-columns-repeated="7"/>
          <table:table-cell office:value-type="string" calcext:value-type="string">
            <text:p>Zeilennummer 3380: "\\E3* Sorry^1, I kinda beat up your dad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as ist OK^1! Ist halt passiert!/",</text:p>
          </table:table-cell>
          <table:table-cell table:number-columns-repeated="7"/>
          <table:table-cell office:value-type="string" calcext:value-type="string">
            <text:p>Zeilennummer 3380: "* That's OK^1! It happens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3* Oh^1, er scheint einen guten Schlaf zuhaben!/",</text:p>
          </table:table-cell>
          <table:table-cell table:number-columns-repeated="7"/>
          <table:table-cell office:value-type="string" calcext:value-type="string">
            <text:p>Zeilennummer 3380: "\\E3* Oh^1, it even looks like he's having a beauty nap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1* Das ist gut^1.&amp;* Er scheint launisch./",</text:p>
          </table:table-cell>
          <table:table-cell table:number-columns-repeated="7"/>
          <table:table-cell office:value-type="string" calcext:value-type="string">
            <text:p>Zeilennummer 3380: "\\E1* That's good^1.&amp;* He seemed cranky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ann^1, das kannst du laut sagen!/%",</text:p>
          </table:table-cell>
          <table:table-cell table:number-columns-repeated="7"/>
          <table:table-cell office:value-type="string" calcext:value-type="string">
            <text:p>Zeilennummer 3380: "* Man^1, you can say that again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Ühm^1, Lancer...^1?&amp;* Was ist das für ein Krach...?/",</text:p>
          </table:table-cell>
          <table:table-cell table:number-columns-repeated="7"/>
          <table:table-cell office:value-type="string" calcext:value-type="string">
            <text:p>Zeilennummer 3380: "* Err^1, Lancer...^1?&amp;* What's that noise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h^1. Eigentlich..^1. kam ich um euch Clowns zu \\cYWARNEN\\cW./",</text:p>
          </table:table-cell>
          <table:table-cell table:number-columns-repeated="7"/>
          <table:table-cell office:value-type="string" calcext:value-type="string">
            <text:p>Zeilennummer 3380: "* Oh^1. I actually..^1. came to \\cYWARN\\cW you clownlings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Ich informierte jeden^1, dass ihr meinen Vater verhaut^1, aber.../",</text:p>
          </table:table-cell>
          <table:table-cell table:number-columns-repeated="7"/>
          <table:table-cell office:value-type="string" calcext:value-type="string">
            <text:p>Zeilennummer 3380: "\\E6* I informed the Guys you were fighting My Dad^1, but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7* Anstatt voller freuded eucht zu helfen,/",</text:p>
          </table:table-cell>
          <table:table-cell table:number-columns-repeated="7"/>
          <table:table-cell office:value-type="string" calcext:value-type="string">
            <text:p>Zeilennummer 3380: "\\E7* Instead of eagerly volunteering to help you,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4* Bekam jeder nur \"freak-outs.\"/",</text:p>
          </table:table-cell>
          <table:table-cell table:number-columns-repeated="7"/>
          <table:table-cell office:value-type="string" calcext:value-type="string">
            <text:p>Zeilennummer 3380: "\\E4* Everyone just caught the \"freak-outs.\"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7* Nun versuchen sie..^1. um.../%",</text:p>
          </table:table-cell>
          <table:table-cell table:number-columns-repeated="7"/>
          <table:table-cell office:value-type="string" calcext:value-type="string">
            <text:p>Zeilennummer 3380: "\\E7* Now they appear to be..^1. um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Durch das Tor im Trohnraum herein zu sturmen./",</text:p>
          </table:table-cell>
          <table:table-cell table:number-columns-repeated="7"/>
          <table:table-cell office:value-type="string" calcext:value-type="string">
            <text:p>Zeilennummer 3380: "* Breaking through the door to the throne room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un^1, uh^1, das ist nicht so gut./%",</text:p>
          </table:table-cell>
          <table:table-cell table:number-columns-repeated="7"/>
          <table:table-cell office:value-type="string" calcext:value-type="string">
            <text:p>Zeilennummer 3380: "* Well^1, uh^1, that's not the best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Kris^1, Susie.../",</text:p>
          </table:table-cell>
          <table:table-cell table:number-columns-repeated="7"/>
          <table:table-cell office:value-type="string" calcext:value-type="string">
            <text:p>Zeilennummer 3380: "* Kris^1, Susie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6* Es scheint^1, als ob ihr euch wegen dem Geysir beeilen solltet./%",</text:p>
          </table:table-cell>
          <table:table-cell table:number-columns-repeated="7"/>
          <table:table-cell office:value-type="string" calcext:value-type="string">
            <text:p>Zeilennummer 3380: "\\E6* It seems that you must hurry to the Fountain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... Keine Zeit für Goodbyes^1, huh.../%",</text:p>
          </table:table-cell>
          <table:table-cell table:number-columns-repeated="7"/>
          <table:table-cell office:value-type="string" calcext:value-type="string">
            <text:p>Zeilennummer 3380: "* ... No time for goodbyes^1, huh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JA!!^1! Klar kein Goodbye!!!/",</text:p>
          </table:table-cell>
          <table:table-cell table:number-columns-repeated="7"/>
          <table:table-cell office:value-type="string" calcext:value-type="string">
            <text:p>Zeilennummer 3380: "* Yes!!^1! Of course no goodbyes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Wir gemeinen haben^1, nur BAD-byes!!!/",</text:p>
          </table:table-cell>
          <table:table-cell table:number-columns-repeated="7"/>
          <table:table-cell office:value-type="string" calcext:value-type="string">
            <text:p>Zeilennummer 3380: "\\E2* We're bad guys^1, so we only have BAD-byes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heh^1, du hast viel gelernt^1, huh./",</text:p>
          </table:table-cell>
          <table:table-cell table:number-columns-repeated="7"/>
          <table:table-cell office:value-type="string" calcext:value-type="string">
            <text:p>Zeilennummer 3380: "* Heheh^1, you've learned a lot^1, huh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Nur vom besten^1!&amp;* Der Schlechtesten!!!/%",</text:p>
          </table:table-cell>
          <table:table-cell table:number-columns-repeated="7"/>
          <table:table-cell office:value-type="string" calcext:value-type="string">
            <text:p>Zeilennummer 3380: "* Only from the best^1!&amp;* Of the worst!!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K^1! ich halt das Tor auf!!!/",</text:p>
          </table:table-cell>
          <table:table-cell table:number-columns-repeated="7"/>
          <table:table-cell office:value-type="string" calcext:value-type="string">
            <text:p>Zeilennummer 3380: "* OK^1! I'll go stop the door!!!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Man sieht sich^1, Kumpel./%",</text:p>
          </table:table-cell>
          <table:table-cell table:number-columns-repeated="7"/>
          <table:table-cell office:value-type="string" calcext:value-type="string">
            <text:p>Zeilennummer 3380: "* Later^1, dude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usie^1, Kris..^1. Wollt ihr gehen...?/%",</text:p>
          </table:table-cell>
          <table:table-cell table:number-columns-repeated="7"/>
          <table:table-cell office:value-type="string" calcext:value-type="string">
            <text:p>Zeilennummer 3380: "* Susie^1, Kris..^1. Are you going to leave...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Susie..^1. Kris...?/",</text:p>
          </table:table-cell>
          <table:table-cell table:number-columns-repeated="7"/>
          <table:table-cell office:value-type="string" calcext:value-type="string">
            <text:p>Zeilennummer 3380: "* Susie..^1. Kris...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5* Wenn wir uns nun verabschieden^1, dann.../%",</text:p>
          </table:table-cell>
          <table:table-cell table:number-columns-repeated="7"/>
          <table:table-cell office:value-type="string" calcext:value-type="string">
            <text:p>Zeilennummer 3380: "\\E5* If we must say goodbye^1, then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Ühm^1, ich.../",</text:p>
          </table:table-cell>
          <table:table-cell table:number-columns-repeated="7"/>
          <table:table-cell office:value-type="string" calcext:value-type="string">
            <text:p>Zeilennummer 3380: "* Umm^1,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wollte nur sagen^1, dass..^1. I-.../%",</text:p>
          </table:table-cell>
          <table:table-cell table:number-columns-repeated="7"/>
          <table:table-cell office:value-type="string" calcext:value-type="string">
            <text:p>Zeilennummer 3380: "* I just wanted to say..^1. I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-.../",</text:p>
          </table:table-cell>
          <table:table-cell table:number-columns-repeated="7"/>
          <table:table-cell office:value-type="string" calcext:value-type="string">
            <text:p>Zeilennummer 3380: "* I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es genossen habe euch zu begleiten^1 und.../",</text:p>
          </table:table-cell>
          <table:table-cell table:number-columns-repeated="7"/>
          <table:table-cell office:value-type="string" calcext:value-type="string">
            <text:p>Zeilennummer 3380: "* I really enjoyed meeting you two^1, and..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Hey^1, redest du bitte nicht in deinen Hut hinein?/",</text:p>
          </table:table-cell>
          <table:table-cell table:number-columns-repeated="7"/>
          <table:table-cell office:value-type="string" calcext:value-type="string">
            <text:p>Zeilennummer 3380: "* Hey^1, can you STOP mumbling into your hat for a sec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Versteh dich schlecht^1, Kumpel./",</text:p>
          </table:table-cell>
          <table:table-cell table:number-columns-repeated="7"/>
          <table:table-cell office:value-type="string" calcext:value-type="string">
            <text:p>Zeilennummer 3380: "* Can barely hear ya^1, dude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TX \\F0 \\TR %",</text:p>
          </table:table-cell>
          <table:table-cell table:number-columns-repeated="7"/>
          <table:table-cell office:value-type="string" calcext:value-type="string">
            <text:p>Zeilennummer 3380: "\\TX \\F0 \\TR 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O-oh^1, Entschuldige!/%",</text:p>
          </table:table-cell>
          <table:table-cell table:number-columns-repeated="7"/>
          <table:table-cell office:value-type="string" calcext:value-type="string">
            <text:p>Zeilennummer 3380: "* O-oh^1, I'm sorry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Um..^1. Kris^1, Susie..^1. I.../%",</text:p>
          </table:table-cell>
          <table:table-cell table:number-columns-repeated="7"/>
          <table:table-cell office:value-type="string" calcext:value-type="string">
            <text:p>Zeilennummer 3380: "* Um..^1. Kris^1, Susie..^1. I...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Ich hoffe^1, dass ich euch bald wieder sehe./",</text:p>
          </table:table-cell>
          <table:table-cell table:number-columns-repeated="7"/>
          <table:table-cell office:value-type="string" calcext:value-type="string">
            <text:p>Zeilennummer 3380: "* I hope I can see you again soon.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2* Dann mache ich ne Menge leckeren Kuchen^1, OK?/%",</text:p>
          </table:table-cell>
          <table:table-cell table:number-columns-repeated="7"/>
          <table:table-cell office:value-type="string" calcext:value-type="string">
            <text:p>Zeilennummer 3380: "\\E2* Next time I'll make you lots of yummy cakes^1, alright?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??????????/",</text:p>
          </table:table-cell>
          <table:table-cell table:number-columns-repeated="7"/>
          <table:table-cell office:value-type="string" calcext:value-type="string">
            <text:p>Zeilennummer 3380: "* ??????????/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\\E7* Ühm^1, yeah^1! sicher^1, Kumpel^1, haha!/%",</text:p>
          </table:table-cell>
          <table:table-cell table:number-columns-repeated="7"/>
          <table:table-cell office:value-type="string" calcext:value-type="string">
            <text:p>Zeilennummer 3380: "\\E7* Umm^1, yeah^1! Sure^1, dude^1, haha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* Los gehts^1, Kris!/%",</text:p>
          </table:table-cell>
          <table:table-cell table:number-columns-repeated="7"/>
          <table:table-cell office:value-type="string" calcext:value-type="string">
            <text:p>Zeilennummer 3380: "* Let's go^1, Kris!/%"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kingx</text:p>
          </table:table-cell>
          <table:table-cell table:number-columns-repeated="7"/>
          <table:table-cell office:value-type="string" calcext:value-type="string">
            <text:p>Zeilennummer 3380: "king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kingy</text:p>
          </table:table-cell>
          <table:table-cell table:number-columns-repeated="7"/>
          <table:table-cell office:value-type="string" calcext:value-type="string">
            <text:p>Zeilennummer 3380: "kin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view_xview</text:p>
          </table:table-cell>
          <table:table-cell table:number-columns-repeated="7"/>
          <table:table-cell office:value-type="string" calcext:value-type="string">
            <text:p>Zeilennummer 3380: "view_x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view_yview</text:p>
          </table:table-cell>
          <table:table-cell table:number-columns-repeated="7"/>
          <table:table-cell office:value-type="string" calcext:value-type="string">
            <text:p>Zeilennummer 3380: "view_yvie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con</text:p>
          </table:table-cell>
          <table:table-cell table:number-columns-repeated="7"/>
          <table:table-cell office:value-type="string" calcext:value-type="string">
            <text:p>Zeilennummer 3380: "c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krisx</text:p>
          </table:table-cell>
          <table:table-cell table:number-columns-repeated="7"/>
          <table:table-cell office:value-type="string" calcext:value-type="string">
            <text:p>Zeilennummer 3380: "kris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krisy</text:p>
          </table:table-cell>
          <table:table-cell table:number-columns-repeated="7"/>
          <table:table-cell office:value-type="string" calcext:value-type="string">
            <text:p>Zeilennummer 3380: "kris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susiex</text:p>
          </table:table-cell>
          <table:table-cell table:number-columns-repeated="7"/>
          <table:table-cell office:value-type="string" calcext:value-type="string">
            <text:p>Zeilennummer 3380: "susie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lennummer 3380: "susiey</text:p>
          </table:table-cell>
          <table:table-cell table:number-columns-repeated="7"/>
          <table:table-cell office:value-type="string" calcext:value-type="string">
            <text:p>Zeilennummer 3380: "susie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00:02.207000000</meta:creation-date>
    <dc:date>2023-06-18T21:02:45.289000000</dc:date>
    <meta:editing-duration>PT2M42S</meta:editing-duration>
    <meta:editing-cycles>2</meta:editing-cycles>
    <meta:generator>LibreOffice/7.4.3.2$Windows_X86_64 LibreOffice_project/1048a8393ae2eeec98dff31b5c133c5f1d08b890</meta:generator>
    <meta:document-statistic meta:table-count="2" meta:cell-count="562" meta:object-count="0"/>
  </office:meta>
</office:document-meta>
</file>